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 style:font-adornments="Regular" style:font-family-generic="roman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auto-grow-height="true" fo:min-height="16.25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text-properties fo:font-size="20pt"/>
    </style:style>
    <style:style style:name="P4" style:family="paragraph">
      <style:text-properties fo:color="#000000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color="#000000"/>
    </style:style>
    <style:style style:name="P7" style:family="paragraph">
      <style:text-properties fo:color="#000000" fo:font-size="48pt" style:font-size-asian="48pt" style:font-size-complex="48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center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style:text-properties fo:font-size="32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style:font-name="Liberation Sans" style:font-name-asian="Liberation Sans3" style:font-name-complex="Liberation Sans3"/>
    </style:style>
    <style:style style:name="T4" style:family="text">
      <style:text-properties style:font-name="Liberation Sans3" style:font-name-asian="Liberation Sans3" style:font-name-complex="Liberation Sans3"/>
    </style:style>
    <style:style style:name="T5" style:family="text">
      <style:text-properties style:font-name="Liberation Serif1" style:font-name-asian="Liberation Sans3" style:font-name-complex="Liberation Sans3"/>
    </style:style>
    <style:style style:name="T6" style:family="text">
      <style:text-properties fo:color="#ff0000" style:font-name="Liberation Sans" style:font-name-asian="Liberation Sans3" style:font-name-complex="Liberation Sans3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color="#000000" style:font-name="Liberation Sans" style:font-name-asian="Liberation Sans3" style:font-name-complex="Liberation Sans3"/>
    </style:style>
    <style:style style:name="T9" style:family="text">
      <style:text-properties fo:color="#000000" style:font-name="Liberation Serif1" style:font-name-asian="Liberation Sans3" style:font-name-complex="Liberation Sans3"/>
    </style:style>
    <style:style style:name="T10" style:family="text">
      <style:text-properties fo:color="#000000" style:font-name="Liberation Sans3" style:font-name-asian="Liberation Sans3" style:font-name-complex="Liberation Sans3"/>
    </style:style>
    <style:style style:name="T11" style:family="text">
      <style:text-properties fo:color="#000000"/>
    </style:style>
    <style:style style:name="T12" style:family="text">
      <style:text-properties fo:color="#000000" style:font-name="Liberation Sans4" style:font-name-asian="Liberation Sans3" style:font-name-complex="Liberation Sans3"/>
    </style:style>
    <style:style style:name="T13" style:family="text">
      <style:text-properties fo:color="#000000" style:font-name="Liberation Sans3" fo:font-size="48pt" style:font-name-asian="Liberation Sans3" style:font-size-asian="48pt" style:font-name-complex="Liberation Sans3" style:font-size-complex="48pt"/>
    </style:style>
    <style:style style:name="T14" style:family="text">
      <style:text-properties fo:color="#000000" style:font-name="Liberation Sans" fo:font-size="48pt" style:font-name-asian="Liberation Sans3" style:font-size-asian="48pt" style:font-name-complex="Liberation Sans3" style:font-size-complex="48pt"/>
    </style:style>
    <style:style style:name="T15" style:family="text">
      <style:text-properties fo:color="#000000" style:font-name="Liberation Serif1" fo:font-size="48pt" style:font-name-asian="Liberation Sans3" style:font-size-asian="48pt" style:font-name-complex="Liberation Sans3" style:font-size-complex="48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18" style:family="text">
      <style:text-properties style:font-name="Liberation Serif1" fo:font-size="28pt" style:font-name-asian="Liberation Sans3" style:font-size-asian="28pt" style:font-name-complex="Liberation Sans3" style:font-size-complex="28pt"/>
    </style:style>
    <style:style style:name="T19" style:family="text">
      <style:text-properties style:text-position="-33% 58%" style:font-name="Liberation Serif1" fo:font-size="28pt" style:font-name-asian="Liberation Sans3" style:font-size-asian="28pt" style:font-name-complex="Liberation Sans3" style:font-size-complex="28pt"/>
    </style:style>
    <style:style style:name="T20" style:family="text">
      <style:text-properties style:font-name="Liberation Sans4" fo:font-size="28pt" style:font-name-asian="Liberation Sans3" style:font-size-asian="28pt" style:font-name-complex="Liberation Sans3" style:font-size-complex="28pt"/>
    </style:style>
    <style:style style:name="T21" style:family="text">
      <style:text-properties style:text-position="0% 100%" style:font-name="Liberation Serif1" fo:font-size="28pt" style:font-name-asian="Liberation Sans3" style:font-size-asian="28pt" style:font-name-complex="Liberation Sans3" style:font-size-complex="28pt"/>
    </style:style>
    <style:style style:name="T22" style:family="text">
      <style:text-properties style:text-position="33% 58%" style:font-name="Liberation Serif1" fo:font-size="28pt" style:font-name-asian="Liberation Sans3" style:font-size-asian="28pt" style:font-name-complex="Liberation Sans3" style:font-size-complex="28pt"/>
    </style:style>
    <style:style style:name="T23" style:family="text">
      <style:text-properties style:font-name="Liberation Sans3" fo:font-size="48pt" style:font-name-asian="Liberation Sans3" style:font-size-asian="48pt" style:font-name-complex="Liberation Sans3" style:font-size-complex="48pt"/>
    </style:style>
    <style:style style:name="T24" style:family="text">
      <style:text-properties style:font-name="Liberation Sans" fo:font-size="48pt" style:font-name-asian="Liberation Sans3" style:font-size-asian="48pt" style:font-name-complex="Liberation Sans3" style:font-size-complex="48pt"/>
    </style:style>
    <style:style style:name="T25" style:family="text">
      <style:text-properties style:font-name="Liberation Serif1" fo:font-size="48pt" style:font-name-asian="Liberation Sans3" style:font-size-asian="48pt" style:font-name-complex="Liberation Sans3" style:font-size-complex="48pt"/>
    </style:style>
    <style:style style:name="T26" style:family="text">
      <style:text-properties style:font-name="Liberation Sans4" style:font-name-asian="Liberation Sans3" style:font-name-complex="Liberation Sans3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e</text:p>
            <text:p><text:span text:style-name="T1">Lambda</text:span></text:p>
            <text:p><text:span text:style-name="T1">Calculus</text:span></text:p>
            <text:p/>
            <text:p>By</text:p>
            <text:p>Brian Hur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3" draw:layer="layout" svg:width="25.199cm" svg:height="16.255cm" svg:x="1.4cm" svg:y="0.837cm" presentation:class="subtitle">
          <draw:text-box>
            <text:p>What is the Lambda Calculus?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is the Lambda Calculus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vented by Alonzo Church in 1936</text:p>
              </text:list-item>
              <text:list-item>
                <text:p>It is a model of computation akin to the Turing Machine</text:p>
              </text:list-item>
              <text:list-item>
                <text:p>It is not a “real” programming language (no I/O)</text:p>
              </text:list-item>
              <text:list-item>
                <text:p>It is, however, Turing Comple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Why do you care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2">The Idea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Complete Lambda Calculus</text:p>
          </draw:text-box>
        </draw:frame>
        <draw:frame presentation:style-name="pr5" draw:layer="layout" svg:width="25.199cm" svg:height="16.256cm" svg:x="1.4cm" svg:y="4.064cm" presentation:class="outline" presentation:user-transformed="true">
          <draw:text-box>
            <text:list text:style-name="L2">
              <text:list-item>
                <text:p><text:span text:style-name="T3">Four syntax forms</text:span></text:p>
                <text:list>
                  <text:list-item>
                    <text:p><text:span text:style-name="T3">Function Definition: <text:s text:c="7"/></text:span><text:span text:style-name="T4">λ</text:span><text:span text:style-name="T3"> </text:span><text:span text:style-name="T5">x</text:span><text:span text:style-name="T3"> . </text:span><text:span text:style-name="T6">e</text:span></text:p>
                  </text:list-item>
                  <text:list-item>
                    <text:p><text:span text:style-name="T3">Function Application: <text:s text:c="5"/></text:span><text:span text:style-name="T6">f x</text:span></text:p>
                  </text:list-item>
                  <text:list-item>
                    <text:p><text:span text:style-name="T3">Raw variables: <text:s text:c="14"/></text:span><text:span text:style-name="T5">x</text:span></text:p>
                  </text:list-item>
                  <text:list-item>
                    <text:p><text:span text:style-name="T3">Parens for grouping: <text:s text:c="5"/>( </text:span><text:span text:style-name="T6">e</text:span><text:span text:style-name="T3"> )</text:span></text:p>
                  </text:list-item>
                </text:list>
              </text:list-item>
              <text:list-item>
                <text:p><text:span text:style-name="T3">One action:</text:span></text:p>
                <text:list>
                  <text:list-item>
                    <text:p><text:span text:style-name="T3">We can replace an expr of the form</text:span><text:span text:style-name="T3"><text:line-break/></text:span><text:span text:style-name="T3"> <text:s text:c="7"/>( </text:span><text:span text:style-name="T4">λ</text:span><text:span text:style-name="T3"> </text:span><text:span text:style-name="T5">x</text:span><text:span text:style-name="T3"> . </text:span><text:span text:style-name="T6">e</text:span><text:span text:style-name="T3"> ) </text:span><text:span text:style-name="T6">y</text:span><text:span text:style-name="T3"><text:line-break/></text:span><text:span text:style-name="T3">with</text:span><text:span text:style-name="T3"><text:line-break/></text:span><text:span text:style-name="T3"> <text:s text:c="7"/></text:span><text:span text:style-name="T6">e</text:span><text:span text:style-name="T3"> [ </text:span><text:span text:style-name="T5">x</text:span><text:span text:style-name="T3"> = </text:span><text:span text:style-name="T6">y</text:span><text:span text:style-name="T3"> 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ait a minute! <text:s/>What about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unctions with multiple parameters?</text:p>
              </text:list-item>
              <text:list-item>
                <text:p>Numbers?</text:p>
              </text:list-item>
              <text:list-item>
                <text:p>Booleans and if statements?</text:p>
              </text:list-item>
              <text:list-item>
                <text:p>Lists?</text:p>
              </text:list-item>
              <text:list-item>
                <text:p>Etc.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All these things can be done.</text:p>
            <text:p/>
            <text:p>How they are done</text:p>
            <text:p>Is the rest of the presentation.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><text:span text:style-name="T7">Functions</text:span></text:p>
            <text:p><text:span text:style-name="T7">With</text:span></text:p>
            <text:p><text:span text:style-name="T7">Multiple</text:span></text:p>
            <text:p><text:span text:style-name="T7">Paramet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nctions with Multiple Paramete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unction definition only allows you to define functions with one parameter!<text:line-break/> <text:s text:c="21"/><text:span text:style-name="T4">λ</text:span><text:span text:style-name="T3"> </text:span><text:span text:style-name="T5">x</text:span><text:span text:style-name="T3"> . </text:span><text:span text:style-name="T6">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nctions with Multiple Paramete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unction definition only allows you to define functions with one parameter!<text:line-break/> <text:s text:c="21"/><text:span text:style-name="T4">λ</text:span><text:span text:style-name="T8"> </text:span><text:span text:style-name="T9">x</text:span><text:span text:style-name="T3"> . </text:span><text:span text:style-name="T6">e</text:span></text:p>
              </text:list-item>
              <text:list-item>
                <text:p><text:span text:style-name="T3">But we can return a function (i.e. e can be a function definition)</text:span><text:span text:style-name="T3"><text:line-break/></text:span><text:span text:style-name="T3"> <text:s text:c="20"/></text:span><text:span text:style-name="T10">λ</text:span><text:span text:style-name="T8"> </text:span><text:span text:style-name="T9">x</text:span><text:span text:style-name="T8"> . ( </text:span><text:span text:style-name="T10">λ</text:span><text:span text:style-name="T8"> </text:span><text:span text:style-name="T9">y</text:span><text:span text:style-name="T8"> . </text:span><text:span text:style-name="T6">e</text:span><text:span text:style-name="T8"> 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nctions with Multiple Parameters</text:p>
          </draw:text-box>
        </draw:frame>
        <draw:frame presentation:style-name="pr5" draw:text-style-name="P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 text:style-name="P4"><text:span text:style-name="T11">Function definition only allows you to define functions with one parameter!</text:span><text:span text:style-name="T11"><text:line-break/></text:span><text:span text:style-name="T11"> <text:s text:c="21"/></text:span><text:span text:style-name="T10">λ</text:span><text:span text:style-name="T8"> </text:span><text:span text:style-name="T9">x</text:span><text:span text:style-name="T8"> . </text:span><text:span text:style-name="T6">e</text:span></text:p>
              </text:list-item>
              <text:list-item>
                <text:p text:style-name="P4"><text:span text:style-name="T8">But we can return a function (i.e. e can be a function definition)</text:span><text:span text:style-name="T8"><text:line-break/></text:span><text:span text:style-name="T8"> <text:s text:c="20"/></text:span><text:span text:style-name="T10">λ</text:span><text:span text:style-name="T8"> </text:span><text:span text:style-name="T9">x</text:span><text:span text:style-name="T8"> . ( </text:span><text:span text:style-name="T10">λ</text:span><text:span text:style-name="T8"> </text:span><text:span text:style-name="T9">y</text:span><text:span text:style-name="T8"> . </text:span><text:span text:style-name="T6">e</text:span><text:span text:style-name="T8"> )</text:span></text:p>
              </text:list-item>
              <text:list-item>
                <text:p text:style-name="P4"><text:span text:style-name="T8">And we can apply multiple args</text:span><text:span text:style-name="T8"><text:line-break/></text:span><text:span text:style-name="T8"> <text:s text:c="15"/>( ( </text:span><text:span text:style-name="T10">λ</text:span><text:span text:style-name="T8"> </text:span><text:span text:style-name="T9">x</text:span><text:span text:style-name="T8"> . ( </text:span><text:span text:style-name="T10">λ</text:span><text:span text:style-name="T8"> </text:span><text:span text:style-name="T9">y</text:span><text:span text:style-name="T8"> . </text:span><text:span text:style-name="T6">e</text:span><text:span text:style-name="T8"> ) ) </text:span><text:span text:style-name="T6">p</text:span><text:span text:style-name="T8"> ) </text:span><text:span text:style-name="T6">q</text:span><text:span text:style-name="T8"><text:line-break/></text:span><text:span text:style-name="T8"> <text:s text:c="10"/>=&gt; ( </text:span><text:span text:style-name="T10">λ</text:span><text:span text:style-name="T8"> </text:span><text:span text:style-name="T9">y</text:span><text:span text:style-name="T8"> . </text:span><text:span text:style-name="T6">e</text:span><text:span text:style-name="T8"> [ </text:span><text:span text:style-name="T9">x</text:span><text:span text:style-name="T8"> = </text:span><text:span text:style-name="T6">p</text:span><text:span text:style-name="T8"> ] ) </text:span><text:span text:style-name="T6">q</text:span><text:span text:style-name="T8"><text:line-break/></text:span><text:span text:style-name="T8"> <text:s text:c="10"/>=&gt; </text:span><text:span text:style-name="T6">e</text:span><text:span text:style-name="T8"> [ </text:span><text:span text:style-name="T9">x</text:span><text:span text:style-name="T8"> = </text:span><text:span text:style-name="T6">p</text:span><text:span text:style-name="T8"> ] [ </text:span><text:span text:style-name="T9">y</text:span><text:span text:style-name="T8"> = </text:span><text:span text:style-name="T6">q</text:span><text:span text:style-name="T8"> 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quick word on precedence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11">Apply binds tighter than function definition, so:</text:span><text:span text:style-name="T11"><text:line-break/></text:span><text:span text:style-name="T11"> <text:s text:c="17"/></text:span><text:span text:style-name="T10">λ</text:span><text:span text:style-name="T8"> </text:span><text:span text:style-name="T9">x</text:span><text:span text:style-name="T8"> . </text:span><text:span text:style-name="T6">y</text:span><text:span text:style-name="T8"> </text:span><text:span text:style-name="T6">z</text:span><text:span text:style-name="T8"> <text:s/>=== </text:span><text:span text:style-name="T10">λ</text:span><text:span text:style-name="T8"> </text:span><text:span text:style-name="T9">x</text:span><text:span text:style-name="T8"> . (</text:span><text:span text:style-name="T6">y z</text:span><text:span text:style-name="T8">)</text:span></text:p>
                <text:p text:style-name="P4"><text:span text:style-name="T8">to write </text:span><text:span text:style-name="T8"><text:line-break/></text:span><text:span text:style-name="T8"> <text:s text:c="28"/>(</text:span><text:span text:style-name="T10">λ</text:span><text:span text:style-name="T8"> </text:span><text:span text:style-name="T9">x</text:span><text:span text:style-name="T8"> . </text:span><text:span text:style-name="T6">y</text:span><text:span text:style-name="T8">) </text:span><text:span text:style-name="T6">z</text:span><text:span text:style-name="T8"><text:line-break/></text:span><text:span text:style-name="T8"><text:line-break/></text:span><text:span text:style-name="T8">I need parens. <text:s/>So I can write</text:span><text:span text:style-name="T8"><text:line-break/></text:span><text:span text:style-name="T8"> <text:s text:c="18"/>( ( </text:span><text:span text:style-name="T10">λ</text:span><text:span text:style-name="T8"> </text:span><text:span text:style-name="T9">x</text:span><text:span text:style-name="T8"> . ( </text:span><text:span text:style-name="T10">λ</text:span><text:span text:style-name="T8"> </text:span><text:span text:style-name="T9">y</text:span><text:span text:style-name="T8"> . </text:span><text:span text:style-name="T6">e</text:span><text:span text:style-name="T8"> ) ) </text:span><text:span text:style-name="T6">p</text:span><text:span text:style-name="T8"> ) </text:span><text:span text:style-name="T6">q</text:span><text:span text:style-name="T8"><text:line-break/></text:span><text:span text:style-name="T8">as:</text:span><text:span text:style-name="T8"><text:line-break/></text:span><text:span text:style-name="T8"> <text:s text:c="22"/>( </text:span><text:span text:style-name="T10">λ</text:span><text:span text:style-name="T8"> </text:span><text:span text:style-name="T9">x</text:span><text:span text:style-name="T8"> . </text:span><text:span text:style-name="T10">λ</text:span><text:span text:style-name="T8"> </text:span><text:span text:style-name="T9">y</text:span><text:span text:style-name="T8"> . </text:span><text:span text:style-name="T6">e</text:span><text:span text:style-name="T8"> ) <text:s/></text:span><text:span text:style-name="T6">p <text:s/>q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>
        <draw:frame presentation:style-name="pr4" draw:layer="layout" svg:width="25.199cm" svg:height="3.506cm" svg:x="1.4cm" svg:y="0.837cm" presentation:class="title">
          <draw:text-box>
            <text:p>Big Idea</text:p>
          </draw:text-box>
        </draw:frame>
        <draw:frame presentation:style-name="pr6" draw:layer="layout" svg:width="25.199cm" svg:height="12.179cm" svg:x="1.4cm" svg:y="4.914cm" presentation:class="subtitle">
          <draw:text-box>
            <text:p>There is no difference between code and data. 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2">Natural</text:span></text:p>
            <text:p><text:span text:style-name="T2">Numb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hurch Encod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Zero: <text:s text:c="7"/><text:span text:style-name="T10">λ </text:span><text:span text:style-name="T9">s</text:span><text:span text:style-name="T10"> . λ </text:span><text:span text:style-name="T9">z</text:span><text:span text:style-name="T10"> . </text:span><text:span text:style-name="T9">z</text:span></text:p>
              </text:list-item>
              <text:list-item>
                <text:p><text:span text:style-name="T12">One: <text:s text:c="8"/></text:span><text:span text:style-name="T10">λ </text:span><text:span text:style-name="T9">s</text:span><text:span text:style-name="T10"> . λ </text:span><text:span text:style-name="T9">z</text:span><text:span text:style-name="T10"> . </text:span><text:span text:style-name="T9">s</text:span><text:span text:style-name="T10"> </text:span><text:span text:style-name="T9">z</text:span></text:p>
              </text:list-item>
              <text:list-item>
                <text:p><text:span text:style-name="T12">Two: <text:s text:c="8"/></text:span><text:span text:style-name="T10">λ </text:span><text:span text:style-name="T9">s</text:span><text:span text:style-name="T10"> . λ </text:span><text:span text:style-name="T9">z</text:span><text:span text:style-name="T10"> . </text:span><text:span text:style-name="T9">s</text:span><text:span text:style-name="T12"> (</text:span><text:span text:style-name="T9">s</text:span><text:span text:style-name="T10"> </text:span><text:span text:style-name="T9">z)</text:span></text:p>
              </text:list-item>
              <text:list-item>
                <text:p text:style-name="P5"><text:span text:style-name="T12">Three: <text:s text:c="5"/></text:span><text:span text:style-name="T10">λ </text:span><text:span text:style-name="T9">s</text:span><text:span text:style-name="T10"> . λ </text:span><text:span text:style-name="T9">z</text:span><text:span text:style-name="T10"> . </text:span><text:span text:style-name="T9">s</text:span><text:span text:style-name="T12"> (</text:span><text:span text:style-name="T9">s</text:span><text:span text:style-name="T12"> (</text:span><text:span text:style-name="T9">s</text:span><text:span text:style-name="T10"> </text:span><text:span text:style-name="T9">z))</text:span></text:p>
              </text:list-item>
              <text:list-item>
                <text:p><text:span text:style-name="T12">Etc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dition</text:p>
          </draw:text-box>
        </draw:frame>
        <draw:frame presentation:style-name="pr5" draw:text-style-name="P7" draw:layer="layout" svg:width="24.384cm" svg:height="2.714cm" svg:x="1.808cm" svg:y="9.143cm" presentation:class="outline" presentation:user-transformed="true">
          <draw:text-box>
            <text:p text:style-name="P6"><text:span text:style-name="T13">λ</text:span><text:span text:style-name="T14"> </text:span><text:span text:style-name="T15">x</text:span><text:span text:style-name="T14"> </text:span><text:span text:style-name="T13">. λ </text:span><text:span text:style-name="T15">y</text:span><text:span text:style-name="T13"> . λ </text:span><text:span text:style-name="T15">s</text:span><text:span text:style-name="T13"> . λ </text:span><text:span text:style-name="T15">z</text:span><text:span text:style-name="T13"> . </text:span><text:span text:style-name="T15">x s </text:span><text:span text:style-name="T13">(</text:span><text:span text:style-name="T15">y s z</text:span><text:span text:style-name="T13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>
        <draw:frame presentation:style-name="pr4" draw:layer="layout" svg:width="25.199cm" svg:height="3.506cm" svg:x="1.4cm" svg:y="0.837cm" presentation:class="title">
          <draw:text-box>
            <text:p>Let's calculate 2+3=5</text:p>
          </draw:text-box>
        </draw:frame>
        <draw:frame presentation:style-name="pr6" draw:text-style-name="P8" draw:layer="layout" svg:width="26.032cm" svg:height="12.179cm" svg:x="0.984cm" svg:y="4.914cm" presentation:class="subtitle" presentation:user-transformed="true">
          <draw:text-box>
            <text:p><text:span text:style-name="T16">(</text:span><text:span text:style-name="T17">λ</text:span><text:span text:style-name="T18">x</text:span><text:span text:style-name="T17">.λ</text:span><text:span text:style-name="T18">y</text:span><text:span text:style-name="T17">.λ</text:span><text:span text:style-name="T18">s</text:span><text:span text:style-name="T17">.λ</text:span><text:span text:style-name="T18">z</text:span><text:span text:style-name="T17">. </text:span><text:span text:style-name="T18">x s </text:span><text:span text:style-name="T17">(</text:span><text:span text:style-name="T18">y s z</text:span><text:span text:style-name="T17">)) (λ</text:span><text:span text:style-name="T18">s</text:span><text:span text:style-name="T19">0</text:span><text:span text:style-name="T18">.</text:span><text:span text:style-name="T17">λ</text:span><text:span text:style-name="T18">z</text:span><text:span text:style-name="T19">0. </text:span><text:span text:style-name="T18">s</text:span><text:span text:style-name="T19">0</text:span><text:span text:style-name="T18"> (s</text:span><text:span text:style-name="T19">0</text:span><text:span text:style-name="T18"> z</text:span><text:span text:style-name="T19">0</text:span><text:span text:style-name="T20">)) </text:span><text:span text:style-name="T17">(λ</text:span><text:span text:style-name="T18">s</text:span><text:span text:style-name="T19">1</text:span><text:span text:style-name="T18">.</text:span><text:span text:style-name="T17">λ</text:span><text:span text:style-name="T18">z</text:span><text:span text:style-name="T19">1</text:span><text:span text:style-name="T21">.</text:span><text:span text:style-name="T19"> </text:span><text:span text:style-name="T21">s</text:span><text:span text:style-name="T19">1</text:span><text:span text:style-name="T21"> (</text:span><text:span text:style-name="T18">s</text:span><text:span text:style-name="T19">1</text:span><text:span text:style-name="T18"> (s</text:span><text:span text:style-name="T19">1</text:span><text:span text:style-name="T18"> z</text:span><text:span text:style-name="T19">1</text:span><text:span text:style-name="T20">)))</text:span></text:p>
            <text:p><text:span text:style-name="T20">(</text:span><text:span text:style-name="T17">λ</text:span><text:span text:style-name="T18">y</text:span><text:span text:style-name="T17">.λ</text:span><text:span text:style-name="T18">s</text:span><text:span text:style-name="T17">.λ</text:span><text:span text:style-name="T18">z</text:span><text:span text:style-name="T17">. (λ</text:span><text:span text:style-name="T18">s</text:span><text:span text:style-name="T19">0</text:span><text:span text:style-name="T18">.</text:span><text:span text:style-name="T17">λ</text:span><text:span text:style-name="T18">z</text:span><text:span text:style-name="T19">0. </text:span><text:span text:style-name="T18">s</text:span><text:span text:style-name="T19">0</text:span><text:span text:style-name="T18"> (s</text:span><text:span text:style-name="T19">0</text:span><text:span text:style-name="T18"> z</text:span><text:span text:style-name="T19">0</text:span><text:span text:style-name="T20">))</text:span><text:span text:style-name="T18"> s </text:span><text:span text:style-name="T17">(</text:span><text:span text:style-name="T18">y s z</text:span><text:span text:style-name="T17">))</text:span><text:span text:style-name="T18"> </text:span><text:span text:style-name="T17">(λ</text:span><text:span text:style-name="T18">s</text:span><text:span text:style-name="T19">1</text:span><text:span text:style-name="T18">.</text:span><text:span text:style-name="T17">λ</text:span><text:span text:style-name="T18">z</text:span><text:span text:style-name="T19">1</text:span><text:span text:style-name="T21">.</text:span><text:span text:style-name="T19"> </text:span><text:span text:style-name="T21">s</text:span><text:span text:style-name="T19">1</text:span><text:span text:style-name="T21"> (</text:span><text:span text:style-name="T18">s</text:span><text:span text:style-name="T19">1</text:span><text:span text:style-name="T18"> (s</text:span><text:span text:style-name="T19">1</text:span><text:span text:style-name="T18"> z</text:span><text:span text:style-name="T19">1</text:span><text:span text:style-name="T20">)))</text:span></text:p>
            <text:p><text:span text:style-name="T17">λ</text:span><text:span text:style-name="T18">s</text:span><text:span text:style-name="T17">.λ</text:span><text:span text:style-name="T18">z</text:span><text:span text:style-name="T17">. (λ</text:span><text:span text:style-name="T18">s</text:span><text:span text:style-name="T19">0</text:span><text:span text:style-name="T18">.</text:span><text:span text:style-name="T17">λ</text:span><text:span text:style-name="T18">z</text:span><text:span text:style-name="T19">0. </text:span><text:span text:style-name="T18">s</text:span><text:span text:style-name="T19">0</text:span><text:span text:style-name="T18"> (s</text:span><text:span text:style-name="T19">0</text:span><text:span text:style-name="T18"> z</text:span><text:span text:style-name="T19">0</text:span><text:span text:style-name="T20">))</text:span><text:span text:style-name="T18"> s </text:span><text:span text:style-name="T17">((λ</text:span><text:span text:style-name="T18">s</text:span><text:span text:style-name="T19">1</text:span><text:span text:style-name="T18">.</text:span><text:span text:style-name="T17">λ</text:span><text:span text:style-name="T18">z</text:span><text:span text:style-name="T19">1</text:span><text:span text:style-name="T21">.</text:span><text:span text:style-name="T19"> </text:span><text:span text:style-name="T21">s</text:span><text:span text:style-name="T19">1</text:span><text:span text:style-name="T21"> (</text:span><text:span text:style-name="T18">s</text:span><text:span text:style-name="T19">1</text:span><text:span text:style-name="T18"> (s</text:span><text:span text:style-name="T19">1</text:span><text:span text:style-name="T18"> z</text:span><text:span text:style-name="T19">1</text:span><text:span text:style-name="T20">)))</text:span><text:span text:style-name="T18"> s z</text:span><text:span text:style-name="T17">)</text:span></text:p>
            <text:p><text:span text:style-name="T17">λ</text:span><text:span text:style-name="T18">s</text:span><text:span text:style-name="T17">.λ</text:span><text:span text:style-name="T18">z</text:span><text:span text:style-name="T17">. (λ</text:span><text:span text:style-name="T18">z</text:span><text:span text:style-name="T19">0. </text:span><text:span text:style-name="T18">s (s z</text:span><text:span text:style-name="T19">0</text:span><text:span text:style-name="T20">)) </text:span><text:span text:style-name="T17">((λ</text:span><text:span text:style-name="T18">s</text:span><text:span text:style-name="T19">1</text:span><text:span text:style-name="T18">.</text:span><text:span text:style-name="T17">λ</text:span><text:span text:style-name="T18">z</text:span><text:span text:style-name="T19">1</text:span><text:span text:style-name="T21">.</text:span><text:span text:style-name="T22"> </text:span><text:span text:style-name="T21">s</text:span><text:span text:style-name="T19">1</text:span><text:span text:style-name="T21"> (</text:span><text:span text:style-name="T18">s</text:span><text:span text:style-name="T19">1</text:span><text:span text:style-name="T18"> (s</text:span><text:span text:style-name="T19">1</text:span><text:span text:style-name="T18"> z</text:span><text:span text:style-name="T19">1</text:span><text:span text:style-name="T20">)))</text:span><text:span text:style-name="T18"> s z</text:span><text:span text:style-name="T17">)</text:span></text:p>
            <text:p><text:span text:style-name="T17">λ</text:span><text:span text:style-name="T18">s</text:span><text:span text:style-name="T17">.λ</text:span><text:span text:style-name="T18">z</text:span><text:span text:style-name="T17">. </text:span><text:span text:style-name="T18">s (s </text:span><text:span text:style-name="T17">((λ</text:span><text:span text:style-name="T18">s</text:span><text:span text:style-name="T19">1</text:span><text:span text:style-name="T18">.</text:span><text:span text:style-name="T17">λ</text:span><text:span text:style-name="T18">z</text:span><text:span text:style-name="T19">1</text:span><text:span text:style-name="T18">.</text:span><text:span text:style-name="T19">. </text:span><text:span text:style-name="T21">s</text:span><text:span text:style-name="T19">1</text:span><text:span text:style-name="T21"> (</text:span><text:span text:style-name="T18">s</text:span><text:span text:style-name="T19">1</text:span><text:span text:style-name="T18"> (s</text:span><text:span text:style-name="T19">1</text:span><text:span text:style-name="T18"> z</text:span><text:span text:style-name="T19">1</text:span><text:span text:style-name="T20">)))</text:span><text:span text:style-name="T18"> s z</text:span><text:span text:style-name="T17">))</text:span></text:p>
            <text:p><text:span text:style-name="T17">λ</text:span><text:span text:style-name="T18">s</text:span><text:span text:style-name="T17">.λ</text:span><text:span text:style-name="T18">z</text:span><text:span text:style-name="T17">. </text:span><text:span text:style-name="T18">s (s </text:span><text:span text:style-name="T17">((λ</text:span><text:span text:style-name="T18">z</text:span><text:span text:style-name="T19">1</text:span><text:span text:style-name="T21">.</text:span><text:span text:style-name="T19"> </text:span><text:span text:style-name="T21">s (</text:span><text:span text:style-name="T18">s (s z</text:span><text:span text:style-name="T19">1</text:span><text:span text:style-name="T20">)))</text:span><text:span text:style-name="T18"> z</text:span><text:span text:style-name="T17">))</text:span></text:p>
            <text:p><text:span text:style-name="T17">λ</text:span><text:span text:style-name="T18">s</text:span><text:span text:style-name="T17">.λ</text:span><text:span text:style-name="T18">z</text:span><text:span text:style-name="T17">. </text:span><text:span text:style-name="T18">s (s </text:span><text:span text:style-name="T17">(</text:span><text:span text:style-name="T19"> </text:span><text:span text:style-name="T21">s (</text:span><text:span text:style-name="T18">s (s z</text:span><text:span text:style-name="T20">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><text:span text:style-name="T7">I told you</text:span></text:p>
            <text:p><text:span text:style-name="T7">It wasn't a</text:span></text:p>
            <text:p><text:span text:style-name="T7">Real Languag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ultiplication</text:p>
          </draw:text-box>
        </draw:frame>
        <draw:frame presentation:style-name="pr5" draw:text-style-name="P10" draw:layer="layout" svg:width="24.384cm" svg:height="2.714cm" svg:x="1.808cm" svg:y="9.143cm" presentation:class="outline" presentation:user-transformed="true">
          <draw:text-box>
            <text:p text:style-name="P9"><text:span text:style-name="T23">λ</text:span><text:span text:style-name="T24"> </text:span><text:span text:style-name="T25">x</text:span><text:span text:style-name="T24"> </text:span><text:span text:style-name="T23">. λ </text:span><text:span text:style-name="T25">y</text:span><text:span text:style-name="T23"> . λ </text:span><text:span text:style-name="T25">s</text:span><text:span text:style-name="T23"> . λ </text:span><text:span text:style-name="T25">z</text:span><text:span text:style-name="T23"> . </text:span><text:span text:style-name="T25">x (y s) z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Notice the similarity:</text:p>
            <text:p/>
            <text:p>s <text:s text:c="7"/>(s <text:s text:c="7"/>(s <text:s text:c="7"/>z <text:s/>))</text:p>
            <text:p/>
            <text:p>cons a (cons b (cons c nil))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0">
        <draw:frame presentation:style-name="pr4" draw:layer="layout" svg:width="25.199cm" svg:height="3.506cm" svg:x="1.4cm" svg:y="0.837cm" presentation:class="title">
          <draw:text-box>
            <text:p>Big Idea</text:p>
          </draw:text-box>
        </draw:frame>
        <draw:frame presentation:style-name="pr6" draw:layer="layout" svg:width="25.199cm" svg:height="12.179cm" svg:x="1.4cm" svg:y="4.914cm" presentation:class="subtitle">
          <draw:text-box>
            <text:p>Ever number representation</text:p>
            <text:p>Is also a data structure.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 presentation:user-transformed="true">
          <draw:text-box>
            <text:p>“Purely Functional Random Access Lists”</text:p>
            <text:p>Chris Okasaki (1995)</text:p>
            <text:p/>
            <text:p>“Constructing Red-Black Trees”</text:p>
            <text:p>Ralph Hinze (1999)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2">Boolea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oolea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rue:<text:tab/><text:tab/><text:span text:style-name="T4">λ </text:span><text:span text:style-name="T5">t</text:span><text:span text:style-name="T4"> . λ </text:span><text:span text:style-name="T5">f</text:span><text:span text:style-name="T4"> . </text:span><text:span text:style-name="T5">t</text:span></text:p>
              </text:list-item>
              <text:list-item>
                <text:p><text:span text:style-name="T26">False:</text:span><text:span text:style-name="T26"><text:tab/></text:span><text:span text:style-name="T26"><text:tab/></text:span><text:span text:style-name="T4">λ </text:span><text:span text:style-name="T5">t</text:span><text:span text:style-name="T4"> . λ </text:span><text:span text:style-name="T5">f</text:span><text:span text:style-name="T4"> . </text:span><text:span text:style-name="T5">f</text:span></text:p>
              </text:list-item>
              <text:list-item>
                <text:p><text:span text:style-name="T26">IsZero:</text:span><text:span text:style-name="T26"><text:tab/></text:span><text:span text:style-name="T26"><text:tab/></text:span><text:span text:style-name="T4">λ</text:span><text:span text:style-name="T26"> </text:span><text:span text:style-name="T5">n</text:span><text:span text:style-name="T26"> . </text:span><text:span text:style-name="T5">n</text:span><text:span text:style-name="T26"> (</text:span><text:span text:style-name="T4">λ</text:span><text:span text:style-name="T26"> </text:span><text:span text:style-name="T5">w</text:span><text:span text:style-name="T26"> . </text:span><text:span text:style-name="T4">λ</text:span><text:span text:style-name="T26"> </text:span><text:span text:style-name="T5">t</text:span><text:span text:style-name="T26"> . </text:span><text:span text:style-name="T4">λ</text:span><text:span text:style-name="T26"> </text:span><text:span text:style-name="T5">f</text:span><text:span text:style-name="T26"> . </text:span><text:span text:style-name="T5">f</text:span><text:span text:style-name="T26">) (</text:span><text:span text:style-name="T4">λ</text:span><text:span text:style-name="T26"> </text:span><text:span text:style-name="T5">t</text:span><text:span text:style-name="T26"> . </text:span><text:span text:style-name="T4">λ</text:span><text:span text:style-name="T26"> </text:span><text:span text:style-name="T5">f</text:span><text:span text:style-name="T26"> . </text:span><text:span text:style-name="T5">t</text:span><text:span text:style-name="T26">)</text:span></text:p>
              </text:list-item>
              <text:list-item>
                <text:p text:style-name="P5"><text:span text:style-name="T26">If:</text:span><text:span text:style-name="T26"><text:tab/></text:span><text:span text:style-name="T26"><text:tab/></text:span><text:span text:style-name="T26"><text:tab/></text:span><text:span text:style-name="T26"><text:tab/></text:span><text:span text:style-name="T4">λ</text:span><text:span text:style-name="T26"> </text:span><text:span text:style-name="T5">c</text:span><text:span text:style-name="T26"> . </text:span><text:span text:style-name="T4">λ</text:span><text:span text:style-name="T26"> </text:span><text:span text:style-name="T5">t</text:span><text:span text:style-name="T26"> . </text:span><text:span text:style-name="T4">λ</text:span><text:span text:style-name="T26"> </text:span><text:span text:style-name="T5">f</text:span><text:span text:style-name="T26"> . </text:span><text:span text:style-name="T5">c</text:span><text:span text:style-name="T26"> </text:span><text:span text:style-name="T5">t</text:span><text:span text:style-name="T26"> </text:span><text:span text:style-name="T5">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Wait a minute-</text:p>
            <text:p/>
            <text:p>Doesn't this evaluate both sides of the if?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I did not specify what <text:span text:style-name="T27">order</text:span> the evaluations happen in!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Given:</text:p>
            <text:p/>
            <text:p><text:span text:style-name="T4">(λ</text:span><text:span text:style-name="T3"> </text:span><text:span text:style-name="T5">x</text:span><text:span text:style-name="T3"> . </text:span><text:span text:style-name="T6">c</text:span><text:span text:style-name="T3">) ((</text:span><text:span text:style-name="T4">λ</text:span><text:span text:style-name="T3"> </text:span><text:span text:style-name="T5">y</text:span><text:span text:style-name="T3"> . </text:span><text:span text:style-name="T6">d</text:span><text:span text:style-name="T3">) </text:span><text:span text:style-name="T6">e</text:span><text:span text:style-name="T3">)</text:span></text:p>
            <text:p><text:span text:style-name="T3"/></text:p>
            <text:p><text:span text:style-name="T3">I can go to either:</text:span></text:p>
            <text:p><text:span text:style-name="T3"/></text:p>
            <text:p><text:span text:style-name="T6">c</text:span><text:span text:style-name="T3"> [ </text:span><text:span text:style-name="T5">x</text:span><text:span text:style-name="T3"> = ((</text:span><text:span text:style-name="T4">λ</text:span><text:span text:style-name="T3"> </text:span><text:span text:style-name="T5">y</text:span><text:span text:style-name="T3"> . </text:span><text:span text:style-name="T6">d</text:span><text:span text:style-name="T3">) </text:span><text:span text:style-name="T6">e</text:span><text:span text:style-name="T3">) ]</text:span></text:p>
            <text:p><text:span text:style-name="T3"/></text:p>
            <text:p><text:span text:style-name="T3">Or:</text:span></text:p>
            <text:p><text:span text:style-name="T3"/></text:p>
            <text:p><text:span text:style-name="T3">(</text:span><text:span text:style-name="T4">λ</text:span><text:span text:style-name="T3"> </text:span><text:span text:style-name="T5">x</text:span><text:span text:style-name="T3"> . </text:span><text:span text:style-name="T6">c</text:span><text:span text:style-name="T3">) (</text:span><text:span text:style-name="T6">d</text:span><text:span text:style-name="T3"> [ </text:span><text:span text:style-name="T5">y</text:span><text:span text:style-name="T3"> = </text:span><text:span text:style-name="T6">e</text:span><text:span text:style-name="T3"> ])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0">
        <draw:frame presentation:style-name="pr4" draw:layer="layout" svg:width="25.199cm" svg:height="3.506cm" svg:x="1.4cm" svg:y="0.837cm" presentation:class="title">
          <draw:text-box>
            <text:p>Big Idea</text:p>
          </draw:text-box>
        </draw:frame>
        <draw:frame presentation:style-name="pr6" draw:text-style-name="P11" draw:layer="layout" svg:width="25.199cm" svg:height="12.179cm" svg:x="1.4cm" svg:y="4.914cm" presentation:class="subtitle">
          <draw:text-box>
            <text:p><text:span text:style-name="T28">There are valid evaluation strategies other than strict (see: lazy evaluation in Haskel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2">Lis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s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mpty:<text:tab/><text:tab/><text:span text:style-name="T4">λ</text:span><text:span text:style-name="T3"> </text:span><text:span text:style-name="T5">a</text:span><text:span text:style-name="T3"> . </text:span><text:span text:style-name="T4">λ</text:span><text:span text:style-name="T3"> </text:span><text:span text:style-name="T5">i</text:span><text:span text:style-name="T3"> . </text:span><text:span text:style-name="T5">i</text:span><text:span text:style-name="T5"> </text:span></text:p>
              </text:list-item>
              <text:list-item>
                <text:p><text:span text:style-name="T26">Cons:</text:span><text:span text:style-name="T26"><text:tab/></text:span><text:span text:style-name="T26"><text:tab/></text:span><text:span text:style-name="T4">λ</text:span><text:span text:style-name="T26"> </text:span><text:span text:style-name="T5">x</text:span><text:span text:style-name="T26"> . </text:span><text:span text:style-name="T4">λ</text:span><text:span text:style-name="T26"> </text:span><text:span text:style-name="T5">s</text:span><text:span text:style-name="T26"> . </text:span><text:span text:style-name="T4">λ</text:span><text:span text:style-name="T26"> </text:span><text:span text:style-name="T5">a</text:span><text:span text:style-name="T26"> . </text:span><text:span text:style-name="T4">λ</text:span><text:span text:style-name="T26"> </text:span><text:span text:style-name="T5">i</text:span><text:span text:style-name="T26"> . </text:span><text:span text:style-name="T5">a</text:span><text:span text:style-name="T26"> </text:span><text:span text:style-name="T5">x</text:span><text:span text:style-name="T26"> (</text:span><text:span text:style-name="T5">s</text:span><text:span text:style-name="T26"> </text:span><text:span text:style-name="T5">a</text:span><text:span text:style-name="T26"> </text:span><text:span text:style-name="T5">i</text:span><text:span text:style-name="T26">)</text:span></text:p>
              </text:list-item>
              <text:list-item>
                <text:p><text:span text:style-name="T26">IsEmpty:</text:span><text:span text:style-name="T26"><text:tab/></text:span><text:span text:style-name="T4">λ</text:span><text:span text:style-name="T26"> </text:span><text:span text:style-name="T5">s</text:span><text:span text:style-name="T26"> . </text:span><text:span text:style-name="T5">s</text:span><text:span text:style-name="T26"> (</text:span><text:span text:style-name="T4">λ</text:span><text:span text:style-name="T26"> </text:span><text:span text:style-name="T5">w</text:span><text:span text:style-name="T26"> . </text:span><text:span text:style-name="T4">λ</text:span><text:span text:style-name="T26"> </text:span><text:span text:style-name="T5">t</text:span><text:span text:style-name="T26"> . </text:span><text:span text:style-name="T4">λ</text:span><text:span text:style-name="T26"> </text:span><text:span text:style-name="T5">f</text:span><text:span text:style-name="T26"> . </text:span><text:span text:style-name="T5">f</text:span><text:span text:style-name="T26">) (</text:span><text:span text:style-name="T4">λ</text:span><text:span text:style-name="T26"> </text:span><text:span text:style-name="T5">t</text:span><text:span text:style-name="T26"> . </text:span><text:span text:style-name="T4">λ</text:span><text:span text:style-name="T26"> </text:span><text:span text:style-name="T5">f</text:span><text:span text:style-name="T26"> . </text:span><text:span text:style-name="T5">t</text:span><text:span text:style-name="T26">)</text:span></text:p>
              </text:list-item>
              <text:list-item>
                <text:p text:style-name="P5"><text:span text:style-name="T26">Foldr:</text:span><text:span text:style-name="T26"><text:tab/></text:span><text:span text:style-name="T26"><text:tab/></text:span><text:span text:style-name="T4">λ</text:span><text:span text:style-name="T26"> </text:span><text:span text:style-name="T5">a</text:span><text:span text:style-name="T26"> . </text:span><text:span text:style-name="T4">λ</text:span><text:span text:style-name="T26"> </text:span><text:span text:style-name="T5">s</text:span><text:span text:style-name="T26"> . </text:span><text:span text:style-name="T4">λ</text:span><text:span text:style-name="T26"> </text:span><text:span text:style-name="T5">i</text:span><text:span text:style-name="T26"> . </text:span><text:span text:style-name="T5">s a i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ldr, cons, and empty<text:line-break/>are all you ne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p f lst = foldr (\x xs -&gt; (f x) : xs) [] lst</text:p>
              </text:list-item>
              <text:list-item>
                <text:p>filter f lst = <text:line-break/><text:tab/>foldr (\x xs -&gt; if (f x) then (x : xs) else xs) [] lst</text:p>
              </text:list-item>
              <text:list-item>
                <text:p>foldl f init lst =<text:line-break/><text:tab/>(foldr (\x g -&gt; (\i -&gt; g (f i x))) id lst) init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2" svg:font-family="'Liberation Serif'" style:font-adornments="Regular" style:font-family-generic="roman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Hurt</meta:initial-creator>
    <meta:creation-date>2015-10-11T11:18:19.587707133</meta:creation-date>
    <dc:date>2015-10-18T17:25:13.643823573</dc:date>
    <dc:creator>Brian Hurt</dc:creator>
    <meta:editing-duration>PT13H1M23S</meta:editing-duration>
    <meta:editing-cycles>23</meta:editing-cycles>
    <meta:generator>LibreOffice/4.2.8.2$Linux_X86_64 LibreOffice_project/420m0$Build-2</meta:generator>
    <meta:document-statistic meta:object-count="134"/>
  </office:meta>
</office:document-meta>
</file>